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Textformatvorlage">
      <style:text-properties fo:color="#000000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color="#000000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Heading_20_2">Casos d'ús triats</text:p>
      <text:p text:style-name="Standard"><text:span text:style-name="T9">Per a l'etapa d'elaboració del projecte, hem escollit uns quants casos d'ús dels quals en detallarem tot el seu desenvolupament: concretament, les fases d'anàlisi i disseny de cada un. </text:span>Aquesta sel·lecció s'ha fet amb la intenció de:</text:p>
      <text:p text:style-name="P5">a) poder proporcionar ràpidament a l'empresa SERDIPSA les funcionalitats del programa que li són més prioritàries i necessàries</text:p>
      <text:p text:style-name="P5">b) ser una mostra representativa del funcionament final del sistema, intentant escollir els casos d'ús més representatius i específics. </text:p>
      <text:p text:style-name="P5"/>
      <text:p text:style-name="P5">Per això hem pres les decisions al voltant d'aquests eixos:</text:p>
      <text:list text:style-name="L1">
        <text:list-item>
          <text:p text:style-name="P6">La priorització dels casos d'ús feta a la fase d'Inici marcava com a prioritàries per a SERDIPSA les funcionalitats relacionades amb la gestió informatitzada de la informació que generava l'empresa (comandes, contractes, vehicles, aspectes legals, pagaments, etc...) i la planificació automàtica dels transports.</text:p>
          <text:p text:style-name="P6">Per tant, s'ha descartat tota la part corresponent al seguiment <text:s/>personalitzat de cada comanda, que es considera poc prioritari i es podria deixar com a una posterior millora del sistema. </text:p>
          <text:p text:style-name="P7">La contractació dels serveis de l'empresa per internet, tot i no considerar-se un aspecte prioritari, no suposen </text:p>
        </text:list-item>
        <text:list-item>
          <text:p text:style-name="P6">Dins de la part de gestió de la informació, només hem considerat casos d'ús referents a la gestió de comandes i contractes, perquè en els altres aspectes (fixació de preus, informació dels clients, aspectes legals) es limitaven a simples casos d'alta, baixa i modificació, que no tenien cap interès a nivell de representativitat i a més presentaven una complexitat molt baixa.</text:p>
          <text:p text:style-name="P6">A més, de cara a uns primers prototipus per mostrar el funcionament del sistema, es pot donar una configuració fixa de tots aquests aspectes que aquí no desenvoluparem (és a dir, fixar uns determinats preus, clients, etc.) i això no afectaria al funcionament real de la gestió de comandes i planificació.</text:p>
        </text:list-item>
      </text:list>
      <text:p text:style-name="Text_20_body">Per últim, hem intentat escollir casos d'ús amb una complexitat a l'abast dels recursos humans i temporals dels que disposem en aquesta fase, sempre amb el màxim compromís possible amb els punts especificats anteriorment.</text:p>
      <text:p text:style-name="Text_20_body"/>
      <text:p text:style-name="Text_20_body">Aquests són els casos d'ús que hem triat d'entre tots els que vam especificar:</text:p>
      <text:p text:style-name="P3">Gestió de comandes</text:p>
      <text:p text:style-name="Standard">Demanar Pressupost Comanda</text:p>
      <text:p text:style-name="Standard">Consultar Comandes</text:p>
      <text:p text:style-name="Standard">Alta Comanda</text:p>
      <text:p text:style-name="Standard">Cancel·lar comanda</text:p>
      <text:p text:style-name="P4"/>
      <text:p text:style-name="P4">Gestió de contractes</text:p>
      <text:p text:style-name="Standard">Sol·licitar Pressupost Contracte</text:p>
      <text:p text:style-name="P2"/>
      <text:p text:style-name="P4">Gestió de transports</text:p>
      <text:p text:style-name="Standard"><text:soft-page-break/>Crear Ruta</text:p>
      <text:p text:style-name="Standard">Contractació Transport Especial</text:p>
      <text:p text:style-name="P2"/>
      <text:p text:style-name="P4">Planificació</text:p>
      <text:p text:style-name="Standard">Recalcular planificació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9T21:00:03</dc:date>
    <meta:editing-cycles>23</meta:editing-cycles>
    <meta:editing-duration>PT5H35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8" meta:word-count="374" meta:character-count="2467"/>
  </office:meta>
</office:document-meta>
</file>